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 style:master-page-name="Standard">
      <style:paragraph-properties fo:text-align="start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b8e98" officeooo:paragraph-rsid="001b8e98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1b8e98" officeooo:paragraph-rsid="001b8e9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435c"/>
    </style:style>
    <style:style style:name="T6" style:family="text">
      <style:text-properties officeooo:rsid="000e5b5a"/>
    </style:style>
    <style:style style:name="T7" style:family="text">
      <style:text-properties fo:language="en" fo:country="US" officeooo:rsid="001a44ed"/>
    </style:style>
    <style:style style:name="T8" style:family="text">
      <style:text-properties fo:language="en" fo:country="US" officeooo:rsid="001b8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T7<text:span text:style-name="T6">20</text:span> – Task <text:span text:style-name="T7">1.</text:span><text:span text:style-name="T8">1</text:span><text:span text:style-name="T5">P</text:span></text:p>
      <text:p text:style-name="P1"/>
      <text:p text:style-name="P2"><text:span text:style-name="Strong_20_Emphasis"><text:span text:style-name="T2">Student Name: </text:span></text:span><text:span text:style-name="Strong_20_Emphasis"><text:span text:style-name="T3">Thomas Warren</text:span></text:span></text:p>
      <text:p text:style-name="Text_20_body"><text:span text:style-name="Strong_20_Emphasis">ID: </text:span><text:span text:style-name="Strong_20_Emphasis"><text:span text:style-name="T4">223053304</text:span></text:span></text:p>
      <text:p text:style-name="Text_20_body"><text:span text:style-name="Strong_20_Emphasis">Email: </text:span><text:a xlink:type="simple" xlink:href="mailto:s223053304@deakin.edu.au" text:style-name="Internet_20_link" text:visited-style-name="Visited_20_Internet_20_Link"><text:span text:style-name="T1">s223053304@deakin.edu.au</text:span></text:a></text:p>
      <text:p text:style-name="P4">Programming Skills</text:p>
      <text:p text:style-name="P5">My undergraduate including MATLAB as a programming language, however my main focus for the last 2 years has been learning about Python, HTML, JavaScript and C# through Deakin coursework. Although I have done well in these courses, I would describe my understanding as fairly rudementary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A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en" fo:country="US" style:language-asian="en" style:country-asian="US" style:font-name-complex="Arial" style:font-family-complex="Arial" style:font-family-generic-complex="swiss" style:language-complex="en" style:country-complex="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0:11:32</meta:creation-date>
    <dc:language>en-AU</dc:language>
    <meta:print-date>2023-11-20T09:06:12.710000000</meta:print-date>
    <dc:date>2023-11-20T09:11:01.019000000</dc:date>
    <meta:editing-cycles>44</meta:editing-cycles>
    <meta:editing-duration>PT1H28M44S</meta:editing-duration>
    <meta:generator>LibreOffice/7.3.7.2$Windows_X86_64 LibreOffice_project/e114eadc50a9ff8d8c8a0567d6da8f454beeb84f</meta:generator>
    <meta:document-statistic meta:table-count="0" meta:image-count="0" meta:object-count="0" meta:page-count="1" meta:paragraph-count="6" meta:word-count="58" meta:character-count="395" meta:non-whitespace-character-count="341"/>
    <meta:user-defined meta:name="AppVersion">15.0000</meta:user-defined>
  </office:meta>
</office:document-meta>
</file>